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 table:number-rows-repeated="1048468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00/00/00</text:date>, <text:time style:data-style-name="N2" text:time-value="16:47:13.86096549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25T17:10:52.734841746</dc:date>
    <meta:editing-duration>PT17H19M31S</meta:editing-duration>
    <meta:editing-cycles>234</meta:editing-cycles>
    <meta:document-statistic meta:table-count="1" meta:cell-count="428" meta:object-count="0"/>
  </office:meta>
</office:document-meta>
</file>